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25-11-21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25-07-01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25-05-07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25-02-25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24-10-28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24-06-24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24-04-17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24-02-13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23-11-16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23-06-22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23-04-25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23-01-30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22-10-03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22-06-27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22-04-05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22-02-02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21-10-21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21-06-29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21-04-08 0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21-02-10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1302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54" meta:object-count="0"/>
    <meta:user-defined meta:name="AppVersion">3.0</meta:user-defined>
  </office:meta>
</office:document-meta>
</file>